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yecto Transitdo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ipo de proyecto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Página de muñecas para todas las edades y géneros , curiosos o coleccionistas. </text:p>
              </text:list-item>
              <text:list-item>
                <text:p text:style-name="P1">Tiene un blog de la propia autora, la tienda con filtros para ver las muñecas específicas que se quieran y un login.</text:p>
              </text:list-item>
              <text:list-item>
                <text:p text:style-name="P1">Además de tener su propio logo y en el footer , acceso a las redes sociales y otros sitios de ventas (Wallapop).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bjetivo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cnología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9T19:21:03.695000000</meta:creation-date>
    <meta:editing-duration>PT9M30S</meta:editing-duration>
    <meta:editing-cycles>3</meta:editing-cycles>
    <meta:generator>LibreOffice/7.3.0.3$Windows_X86_64 LibreOffice_project/0f246aa12d0eee4a0f7adcefbf7c878fc2238db3</meta:generator>
    <dc:title>Blue Curve</dc:title>
    <dc:date>2022-06-19T19:30:34.668000000</dc:date>
    <meta:document-statistic meta:object-count="50"/>
  </office:meta>
</office:document-meta>
</file>